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monospace"/>
    <style:font-face style:name="Lohit Hindi1" svg:font-family="'Lohit Hindi'"/>
    <style:font-face style:name="Open Sans" svg:font-family="'Open Sans', sans-serif"/>
    <style:font-face style:name="Trebuchet MS" svg:font-family="'Trebuchet MS', sans-serif"/>
    <style:font-face style:name="Verdana" svg:font-family="Verdana, sans-serif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1.6771in"/>
    </style:style>
    <style:style style:name="Table1.B" style:family="table-column">
      <style:table-column-properties style:column-width="5.25in"/>
    </style:style>
    <style:style style:name="Table1.A1" style:family="table-cell">
      <style:table-cell-properties fo:background-color="transparent" fo:padding="0.0382in" fo:border-left="none" fo:border-right="none" fo:border-top="1pt solid #808080" fo:border-bottom="1pt solid #808080">
        <style:background-image/>
      </style:table-cell-properties>
    </style:style>
    <style:style style:name="Table1.B1" style:family="table-cell">
      <style:table-cell-properties fo:background-color="transparent" fo:padding="0.0382in" fo:border-left="1pt solid #808080" fo:border-right="none" fo:border-top="1pt solid #808080" fo:border-bottom="1pt solid #808080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none" fo:border-bottom="1pt solid #808080">
        <style:background-image/>
      </style:table-cell-properties>
    </style:style>
    <style:style style:name="Table1.B2" style:family="table-cell">
      <style:table-cell-properties fo:background-color="transparent" fo:padding="0.0382in" fo:border-left="1pt solid #808080" fo:border-right="none" fo:border-top="none" fo:border-bottom="1pt solid #80808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ext_20_body">
      <style:paragraph-properties fo:text-align="start" style:justify-single-word="false" fo:break-before="page"/>
      <style:text-properties style:font-name="Ubuntu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Ubuntu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Ubuntu" fo:font-size="12pt" style:font-size-asian="12pt" style:font-size-complex="12pt"/>
    </style:style>
    <style:style style:name="P13" style:family="paragraph" style:parent-style-name="List_20_Heading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List_20_Heading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List_20_Heading">
      <style:paragraph-properties fo:margin-left="0in" fo:margin-right="0in" fo:text-indent="0in" style:auto-text-indent="false"/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List_20_Heading">
      <style:paragraph-properties fo:margin-left="0in" fo:margin-right="0in" fo:text-indent="0in" style:auto-text-indent="false"/>
      <style:text-properties style:font-name="Ubuntu" fo:font-size="12pt" style:font-size-asian="12pt" style:font-size-complex="12pt"/>
    </style:style>
    <style:style style:name="P17" style:family="paragraph" style:parent-style-name="List_20_Heading">
      <style:paragraph-properties fo:margin-left="0in" fo:margin-right="0in" fo:text-indent="0in" style:auto-text-indent="fals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>File Room B Gone </text:h>
      <text:h text:style-name="P5" text:outline-level="1"/>
      <text:h text:style-name="P6" text:outline-level="2">REST API v1.0</text:h>
      <text:p text:style-name="P1"/>
      <text:p text:style-name="P1">Authors:</text:p>
      <text:p text:style-name="P1">Super Awesome Nice Tiger Team 2</text:p>
      <text:p text:style-name="P1"/>
      <text:p text:style-name="P1"/>
      <text:p text:style-name="P4"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itle</text:p>
          </table:table-cell>
          <table:table-cell table:style-name="Table1.B1" office:value-type="string">
            <text:p text:style-name="P7">Get all folders in a folder</text:p>
          </table:table-cell>
        </table:table-row>
        <table:table-row>
          <table:table-cell table:style-name="Table1.A2" office:value-type="string">
            <text:p text:style-name="P9">URL</text:p>
          </table:table-cell>
          <table:table-cell table:style-name="Table1.B2" office:value-type="string">
            <text:p text:style-name="P7">/v1/folders/token/[:id]</text:p>
          </table:table-cell>
        </table:table-row>
        <table:table-row>
          <table:table-cell table:style-name="Table1.A2" office:value-type="string">
            <text:p text:style-name="P9">Method</text:p>
          </table:table-cell>
          <table:table-cell table:style-name="Table1.B2" office:value-type="string">
            <text:p text:style-name="P7">GET</text:p>
          </table:table-cell>
        </table:table-row>
        <table:table-row>
          <table:table-cell table:style-name="Table1.A2" office:value-type="string">
            <text:p text:style-name="P9">URL </text:p>
            <text:p text:style-name="P9">Parameters</text:p>
          </table:table-cell>
          <table:table-cell table:style-name="Table1.B2" office:value-type="string">
            <text:p text:style-name="P8">Required:</text:p>
            <text:p text:style-name="P7">token=security token for session</text:p>
            <text:p text:style-name="P7"/>
            <text:p text:style-name="P8">Optional:</text:p>
            <text:p text:style-name="P7">:id=folder name, if empty configured root is used</text:p>
          </table:table-cell>
        </table:table-row>
        <table:table-row>
          <table:table-cell table:style-name="Table1.A2" office:value-type="string">
            <text:p text:style-name="P9">Data</text:p>
            <text:p text:style-name="P9">Parameters</text:p>
          </table:table-cell>
          <table:table-cell table:style-name="Table1.B2" office:value-type="string">
            <text:p text:style-name="P10">&lt;json request payload for POST and PUT requests&gt;</text:p>
            <text:p text:style-name="P8">Required:</text:p>
            <text:p text:style-name="P7">none</text:p>
            <text:p text:style-name="P7"/>
            <text:p text:style-name="P8">Optional:</text:p>
            <text:p text:style-name="P7">callback=string for Jsonp requests</text:p>
          </table:table-cell>
        </table:table-row>
        <table:table-row>
          <table:table-cell table:style-name="Table1.A2" office:value-type="string">
            <text:p text:style-name="P9">Success</text:p>
            <text:p text:style-name="P9">Response</text:p>
          </table:table-cell>
          <table:table-cell table:style-name="Table1.B2" office:value-type="string">
            <text:p text:style-name="P7">Content: {error:””, <text:s/>data:{json} }</text:p>
            <text:p text:style-name="P7"/>
            <text:p text:style-name="P11">Valid Codes:</text:p>
            <text:p text:style-name="P14">200 OK</text:p>
            <text:p text:style-name="P13">201 Created</text:p>
            <text:p text:style-name="P13">204 No Content</text:p>
            <text:p text:style-name="P16"><text:span text:style-name="T2">301,2,3 Redirect</text:span></text:p>
          </table:table-cell>
        </table:table-row>
        <table:table-row>
          <table:table-cell table:style-name="Table1.A2" office:value-type="string">
            <text:p text:style-name="P9">Error</text:p>
            <text:p text:style-name="P9">Response</text:p>
          </table:table-cell>
          <table:table-cell table:style-name="Table1.B2" office:value-type="string">
            <text:p text:style-name="P7">Content: {error:”Error description”}</text:p>
            <text:p text:style-name="P7"/>
            <text:p text:style-name="P14">400 Bad Request</text:p>
            <text:p text:style-name="P15">401 Unauthorized</text:p>
            <text:p text:style-name="P17"><text:span text:style-name="T1">404 Not Found</text:span></text:p>
            <text:p text:style-name="P17"><text:span text:style-name="T1">405 Method Not Allowed</text:span></text:p>
            <text:p text:style-name="P17"><text:span text:style-name="T1">422 Unprocessable Entity</text:span></text:p>
          </table:table-cell>
        </table:table-row>
        <table:table-row>
          <table:table-cell table:style-name="Table1.A2" office:value-type="string">
            <text:p text:style-name="P9">Sample </text:p>
            <text:p text:style-name="P9">Call</text:p>
          </table:table-cell>
          <table:table-cell table:style-name="Table1.B2" office:value-type="string">
            <text:p text:style-name="P12"><text:span text:style-name="T3">$.ajax({ url: "/v1/folders/1234-3214-13413/”}", dataType: "json", type : "GET", success : function(r) { console.log(r); } });</text:span></text:p>
          </table:table-cell>
        </table:table-row>
        <table:table-row>
          <table:table-cell table:style-name="Table1.A2" office:value-type="string">
            <text:p text:style-name="P9">Notes</text:p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ucida Console', monospace"/>
    <style:font-face style:name="Lohit Hindi1" svg:font-family="'Lohit Hindi'"/>
    <style:font-face style:name="Open Sans" svg:font-family="'Open Sans', sans-serif"/>
    <style:font-face style:name="Trebuchet MS" svg:font-family="'Trebuchet MS', sans-serif"/>
    <style:font-face style:name="Verdana" svg:font-family="Verdana, sans-serif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 fo:break-before="page"/>
      <style:text-properties style:font-name="Ubuntu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PI Definition v1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y </meta:initial-creator>
    <meta:creation-date>2014-06-13T15:59:49</meta:creation-date>
    <dc:date>2014-06-13T16:48:25</dc:date>
    <dc:creator>andrewy </dc:creator>
    <meta:editing-duration>PT16M35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3" meta:paragraph-count="45" meta:word-count="116" meta:character-count="778" meta:non-whitespace-character-count="698"/>
  </office:meta>
</office:document-meta>
</file>